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5-11-10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5-09-0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5-08-04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5-06-30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2928" calcext:value-type="float">
            <text:p>52.3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5-05-27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5392" calcext:value-type="float">
            <text:p>52.2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5-04-21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0968" calcext:value-type="float">
            <text:p>51.9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5-01-13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4-11-1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4-09-2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4-06-27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4-05-30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4-04-15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4-01-2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3-11-13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3-08-23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3-06-29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3-04-26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3-03-17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3-01-2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2-11-16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068" calcext:value-type="float">
            <text:p>51.1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2-09-1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2-06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2-04-20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2-03-2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2-01-24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1-11-1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1-09-27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1-06-2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1-04-2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1-03-1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0-12-1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0-09-2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0-08-2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0-06-12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0-04-2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20-01-30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9-11-1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0048" calcext:value-type="float">
            <text:p>52.2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9-09-1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9-07-1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9-05-0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9-03-0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9-01-10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8-11-09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3216" calcext:value-type="float">
            <text:p>53.1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8-09-2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8-08-3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8-05-23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1336" calcext:value-type="float">
            <text:p>53.3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8-04-0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6928" calcext:value-type="float">
            <text:p>50.0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8-02-0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7-12-0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0024" calcext:value-type="float">
            <text:p>52.7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7-08-3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7-06-0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7-04-27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7-02-06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1488" calcext:value-type="float">
            <text:p>52.2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6-11-1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6-09-1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6-08-0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6-06-0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6-04-0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6-02-12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948" calcext:value-type="float">
            <text:p>52.9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5-12-0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5-10-08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4816" calcext:value-type="float">
            <text:p>62.1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5-08-1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5-06-04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5072" calcext:value-type="float">
            <text:p>53.5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5-04-1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5-02-1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4-12-1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4-11-2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5224" calcext:value-type="float">
            <text:p>67.7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4-09-1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4-08-2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3872" calcext:value-type="float">
            <text:p>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4-06-1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3832" calcext:value-type="float">
            <text:p>66.4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4-04-28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1024" calcext:value-type="float">
            <text:p>64.5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4-02-2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3-12-18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3-11-1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2984" calcext:value-type="float">
            <text:p>65.0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3-09-2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3-06-1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6992" calcext:value-type="float">
            <text:p>68.8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3-04-0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3-02-0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2-11-3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0864" calcext:value-type="float">
            <text:p>70.9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2-09-1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9128" calcext:value-type="float">
            <text:p>71.5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2-08-15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2-06-1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2-04-1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2-01-3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1-12-1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9496" calcext:value-type="float">
            <text:p>61.4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1-08-3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1-06-0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1-04-1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1-02-1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0-12-1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0-11-12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176" calcext:value-type="float">
            <text:p>61.6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0-08-3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0-06-1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0-04-14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10-03-0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3368" calcext:value-type="float">
            <text:p>52.0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9-12-15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9904" calcext:value-type="float">
            <text:p>47.9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9-10-0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9-08-12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9-06-1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9-04-1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9-01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8-12-1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8-11-12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8-09-0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764" calcext:value-type="float">
            <text:p>53.5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8-06-1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8-04-1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8-01-3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8-01-03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7-11-02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7-09-0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7-07-12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7-02-2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6-12-0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6-11-28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0584" calcext:value-type="float">
            <text:p>57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6-09-1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6-08-0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6-05-1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1336" calcext:value-type="float">
            <text:p>57.1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6-03-1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6-01-1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5-11-16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5-10-05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5-09-0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5-05-2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5-03-1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5-02-11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5-01-0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4-11-1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9424" calcext:value-type="float">
            <text:p>47.9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4-09-1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4-07-20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4-06-1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4-04-1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4-02-2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4-01-1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3-11-18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4936" calcext:value-type="float">
            <text:p>47.8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3-09-0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3-08-1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3-05-0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3-04-1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2-10-2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2-09-1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2-05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2-04-0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1-10-2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1-09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1-05-0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1-04-1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0-10-12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0-09-1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0-05-2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2000-04-1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5824" calcext:value-type="float">
            <text:p>49.6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9-10-0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9-08-3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9-05-1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9-05-1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9-04-1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8-11-0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8-10-2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8-10-1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8-09-2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8-05-1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8-04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8-02-10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7-10-1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7-09-0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7-06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7-04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7-04-2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6-11-0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6-05-22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6-05-02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6-04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5-12-1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5-11-1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5-09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5-03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4-10-1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4-09-16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4-09-1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4-05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4-04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4472" calcext:value-type="float">
            <text:p>52.5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4-04-14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2744" calcext:value-type="float">
            <text:p>51.6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44" calcext:value-type="float">
            <text:p>52.4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7064" calcext:value-type="float">
            <text:p>51.9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2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928" calcext:value-type="float">
            <text:p>51.6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9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05076292702</text:p>
          </table:table-cell>
          <table:table-cell office:value-type="string" calcext:value-type="string">
            <text:p>AA Cf 137</text:p>
          </table:table-cell>
          <table:table-cell office:value-type="string" calcext:value-type="string">
            <text:p>198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44" meta:object-count="0"/>
    <meta:user-defined meta:name="AppVersion">3.0</meta:user-defined>
  </office:meta>
</office:document-meta>
</file>